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15e93a"/>
    </style:style>
    <style:style style:name="P32" style:family="paragraph" style:parent-style-name="Footnote">
      <style:text-properties style:font-name="Liberation Sans1" officeooo:paragraph-rsid="108c34c3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8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style:font-size-asian="12pt" style:font-size-complex="12pt"/>
    </style:style>
    <style:style style:name="T246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7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8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0" style:family="text">
      <style:text-properties style:use-window-font-color="true" loext:opacity="0%" style:font-name="Liberation Sans1" officeooo:rsid="047da547"/>
    </style:style>
    <style:style style:name="T251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1" fo:font-size="12pt" style:font-size-asian="12pt" style:font-size-complex="12pt"/>
    </style:style>
    <style:style style:name="T284" style:family="text">
      <style:text-properties style:use-window-font-color="true" loext:opacity="0%" style:font-name="Liberation Sans1" officeooo:rsid="0efd8e5c"/>
    </style:style>
    <style:style style:name="T285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officeooo:rsid="04473353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officeooo:rsid="0aace3cd"/>
    </style:style>
    <style:style style:name="T290" style:family="text">
      <style:text-properties fo:font-size="10pt" officeooo:rsid="04473353" style:font-size-asian="10pt" style:font-size-complex="10pt"/>
    </style:style>
    <style:style style:name="T2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5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6" style:family="text">
      <style:text-properties officeooo:rsid="0f0ca65a"/>
    </style:style>
    <style:style style:name="T297" style:family="text">
      <style:text-properties style:font-name="Liberation Mono" fo:font-size="11pt" officeooo:rsid="10048e31" style:font-size-asian="11pt" style:font-size-complex="11pt"/>
    </style:style>
    <style:style style:name="T298" style:family="text">
      <style:text-properties fo:font-weight="normal" style:font-weight-asian="normal" style:font-weight-complex="normal"/>
    </style:style>
    <style:style style:name="T299" style:family="text">
      <style:text-properties officeooo:rsid="0f95a7a0"/>
    </style:style>
    <style:style style:name="T300" style:family="text">
      <style:text-properties officeooo:rsid="0f8f58bd"/>
    </style:style>
    <style:style style:name="T301" style:family="text">
      <style:text-properties style:font-name="Ubuntu1" fo:font-size="10pt" officeooo:rsid="04473353" style:font-size-asian="10pt" style:font-size-complex="10pt"/>
    </style:style>
    <style:style style:name="T302" style:family="text">
      <style:text-properties officeooo:rsid="101b90cf"/>
    </style:style>
    <style:style style:name="T303" style:family="text">
      <style:text-properties officeooo:rsid="101e15d6"/>
    </style:style>
    <style:style style:name="T304" style:family="text">
      <style:text-properties officeooo:rsid="10048e31"/>
    </style:style>
    <style:style style:name="T305" style:family="text">
      <style:text-properties style:text-underline-style="none"/>
    </style:style>
    <style:style style:name="T30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4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3">C</text:span><text:span text:style-name="T212">hecklist voor </text:span><text:span text:style-name="T214">de installatie</text:span><text:span text:style-name="T212"> van </text:span><text:span text:style-name="T212"><text:user-field-get text:name="Distro">Debian</text:user-field-get></text:span><text:span text:style-name="T215"><text:s/></text:span><text:span text:style-name="T215"><text:user-field-get text:name="Version">12</text:user-field-get></text:span><text:span text:style-name="T216"><text:note text:id="ftn1" text:note-class="footnote"><text:note-citation>1</text:note-citation><text:note-body><text:p text:style-name="P32"><text:span text:style-name="T314">D</text:span><text:span text:style-name="T315">eze </text:span><text:span text:style-name="Strong_20_Emphasis"><text:span text:style-name="T312"><text:user-field-get text:name="Distro">Debian</text:user-field-get></text:span></text:span><text:span text:style-name="T316"><text:s/></text:span><text:span text:style-name="T323"><text:user-field-get text:name="Version">12</text:user-field-get></text:span><text:span text:style-name="T323"><text:s/></text:span><text:span text:style-name="Strong_20_Emphasis"><text:span text:style-name="T313"><text:user-field-get text:name="Edition">Desktop</text:user-field-get></text:span></text:span><text:span text:style-name="T315"><text:s/>(codenaam </text:span><text:span text:style-name="T321">bookworm</text:span><text:span text:style-name="T315">) van </text:span><text:span text:style-name="T322">juni</text:span><text:span text:style-name="T317"> </text:span><text:span text:style-name="Strong_20_Emphasis"><text:span text:style-name="T324"><text:user-field-get text:name="Releaseyear">2023</text:user-field-get></text:span></text:span><text:span text:style-name="T318"><text:s/></text:span><text:span text:style-name="T314">is een zogenaamde </text:span><text:span text:style-name="T315">LTS-</text:span><text:span text:style-name="T314">versie</text:span><text:span text:style-name="T315"> </text:span><text:span text:style-name="T314">(</text:span><text:span text:style-name="T315">staat voor Long-Term Support, </text:span><text:span text:style-name="T319">langetermijnondersteuning</text:span><text:span text:style-name="T314">)</text:span><text:span text:style-name="T319"> </text:span><text:span text:style-name="T320">en</text:span><text:span text:style-name="T318"> </text:span><text:span text:style-name="T315">wordt gedurende 5 jaar ondersteund tot </text:span><text:span text:style-name="T322">juni</text:span><text:span text:style-name="T315"> 202</text:span><text:span text:style-name="T322">8</text:span><text:span text:style-name="T315">.</text:span></text:p></text:note-body></text:note></text:span><text:span text:style-name="T217"><text:s/></text:span><text:span text:style-name="T217"><text:user-field-get text:name="Edition">Desktop</text:user-field-get></text:span><text:span text:style-name="T218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296">ONDERSTREEPTE</text:span></text:span><text:span text:style-name="T1"> </text:span><text:span text:style-name="T14">woorden</text:span><text:span text:style-name="T13"> het</text:span><text:span text:style-name="Strong_20_Emphasis"><text:span text:style-name="T294"> </text:span></text:span><text:span text:style-name="Strong_20_Emphasis"><text:span text:style-name="T295">tekstvak</text:span></text:span><text:span text:style-name="T14"> </text:span><text:span text:style-name="T16">in,</text:span><text:span text:style-name="T14"> </text:span><text:span text:style-name="T250">zie </text:span><text:span text:style-name="T284">[</text:span><text:span text:style-name="T250">toelichting</text:span><text:span text:style-name="T284">]</text:span><text:span text:style-name="T14">:</text:span></text:p>
      <text:p text:style-name="P35"><text:span text:style-name="Definition"><text:span text:style-name="T19">GEBRUIKER</text:span></text:span><text:span text:style-name="T258"><text:tab/><text:tab/></text:span><text:span text:style-name="T283"> <text:tab/><text:tab/></text:span><text:span text:style-name="T259"><draw:control text:anchor-type="as-char" svg:y="-0.4cm" draw:z-index="23" draw:name="Gebruiker 1" draw:style-name="gr1" draw:text-style-name="P109" svg:width="6.4cm" svg:height="0.6cm" draw:control="control22"><svg:title>Gebruiker</svg:title><svg:desc>Volledige naam, bijv. Jan Stek</svg:desc></draw:control></text:span><text:span text:style-name="T259"><text:tab/> <text:s text:c="2"/></text:span><text:span text:style-name="T260">[</text:span><text:span text:style-name="T261">V</text:span><text:span text:style-name="T253">olledige naam, bijv. </text:span><text:span text:style-name="T255">J</text:span><text:span text:style-name="T280">a</text:span><text:span text:style-name="T255">n </text:span><text:span text:style-name="T280">Jansen</text:span><text:span text:style-name="T281">]</text:span></text:p>
      <text:p text:style-name="P100"><text:span text:style-name="Definition"><text:span text:style-name="T252">g</text:span></text:span><text:span text:style-name="Definition">ebruikersnaam</text:span><text:span text:style-name="Definition"><text:span text:style-name="T305"><text:tab/></text:span></text:span><text:span text:style-name="T251"><draw:control text:anchor-type="as-char" svg:y="-0.4cm" draw:z-index="24" draw:name="Gberuikersnaam 2" draw:style-name="gr1" draw:text-style-name="P109" svg:width="6.4cm" svg:height="0.6cm" draw:control="control23"><svg:title>Gebruikersnaam</svg:title><svg:desc>Korte naam, bijv. jan</svg:desc></draw:control></text:span><text:span text:style-name="T251"><text:tab/> <text:s text:c="2"/></text:span><text:span text:style-name="T6">[</text:span><text:span text:style-name="T7">K</text:span><text:span text:style-name="T5">orte naam, bijv. </text:span><text:span text:style-name="T237">j</text:span><text:span text:style-name="T238">a</text:span><text:span text:style-name="T237">n</text:span><text:span text:style-name="T239">]</text:span></text:p>
      <text:p text:style-name="P35"><text:span text:style-name="Definition">COMPUTERNAAM</text:span><text:span text:style-name="T282"><text:tab/><text:tab/></text:span><draw:control text:anchor-type="as-char" svg:y="-0.4cm" draw:z-index="25" draw:name="Computernaam 1" draw:style-name="gr1" draw:text-style-name="P109" svg:width="6.4cm" svg:height="0.6cm" draw:control="control24"><svg:title>Computernaam</svg:title><svg:desc>Unieke naam van de computer</svg:desc></draw:control><text:tab/> <text:s text:c="2"/><text:span text:style-name="T263">[</text:span><text:span text:style-name="T264">N</text:span><text:span text:style-name="T265">aam van de compute</text:span><text:span text:style-name="T266">r, </text:span><text:span text:style-name="T267">bijv. </text:span><text:span text:style-name="T268">pc02</text:span><text:span text:style-name="T263">]</text:span></text:p>
      <text:p text:style-name="P35"><text:span text:style-name="Definition"><text:span text:style-name="T269">GEBRUIKER</text:span></text:span><text:span text:style-name="Definition"><text:span text:style-name="T279"><text:tab/></text:span></text:span><text:span text:style-name="T262"><text:tab/></text:span><text:span text:style-name="T283"> <text:tab/><text:tab/></text:span><text:span text:style-name="T259"><draw:control text:anchor-type="as-char" svg:y="-0.4cm" draw:z-index="26" draw:name="Gebruiker 2" draw:style-name="gr1" draw:text-style-name="P110" svg:width="6.4cm" svg:height="0.6cm" draw:control="control25"><svg:title>Gebruiker</svg:title><svg:desc>Volledige naam, bijv. Jan Stek</svg:desc></draw:control></text:span><text:span text:style-name="T259"><text:tab/> <text:s text:c="2"/></text:span><text:span text:style-name="T260">[</text:span><text:span text:style-name="T261">V</text:span><text:span text:style-name="T253">olledige naam </text:span><text:span text:style-name="T256">evt. 2</text:span><text:span text:style-name="T285">e</text:span><text:span text:style-name="T254"> gebruiker</text:span><text:span text:style-name="T257">]</text:span></text:p>
      <text:p text:style-name="P100"><text:span text:style-name="Definition"><text:span text:style-name="T269">GEBRUIKERSN</text:span></text:span><text:span text:style-name="Definition"><text:span text:style-name="T270">aa</text:span></text:span><text:span text:style-name="Definition"><text:span text:style-name="T269">M</text:span></text:span><text:span text:style-name="Definition"><text:span text:style-name="T279"><text:tab/></text:span></text:span><text:span text:style-name="T251"><draw:control text:anchor-type="as-char" svg:y="-0.4cm" draw:z-index="27" draw:name="Gberuikersnaam 1" draw:style-name="gr1" draw:text-style-name="P109" svg:width="6.4cm" svg:height="0.6cm" draw:control="control26"><svg:title>Gebruikersnaam</svg:title><svg:desc>Korte naam, bijv. jan</svg:desc></draw:control></text:span><text:span text:style-name="T251"><text:tab/> <text:s text:c="2"/></text:span><text:span text:style-name="T272">[</text:span><text:span text:style-name="T273">K</text:span><text:span text:style-name="T271">orte naam</text:span><text:span text:style-name="T274"> </text:span><text:span text:style-name="T275">e</text:span><text:span text:style-name="T276">vt. 2</text:span><text:span text:style-name="T286">e</text:span><text:span text:style-name="T276"> </text:span><text:span text:style-name="T277">gebruiker</text:span><text:span text:style-name="T278">]</text:span></text:p>
      <text:p text:style-name="P35"><text:span text:style-name="T222">Vervang </text:span><text:span text:style-name="T227">de</text:span><text:span text:style-name="T222"> </text:span><text:span text:style-name="Definition"><text:span text:style-name="T20">ONDERSTREEPTE</text:span></text:span><text:span text:style-name="T222"> </text:span><text:span text:style-name="T223">woorden </text:span><text:span text:style-name="T222">in deze checklist door </text:span><text:span text:style-name="T227">d</text:span><text:span text:style-name="T229">i</text:span><text:span text:style-name="T227">e </text:span><text:span text:style-name="T228">in </text:span><text:span text:style-name="T229">het</text:span><text:span text:style-name="Strong_20_Emphasis"><text:span text:style-name="T60"> </text:span></text:span><text:span text:style-name="Strong_20_Emphasis"><text:span text:style-name="T96">tekstvak</text:span></text:span><text:span text:style-name="T222">.</text:span></text:p>
      <text:p text:style-name="P36"/>
      <text:p text:style-name="P36"/>
      <text:p text:style-name="P33"><text:span text:style-name="T234">Nog niet op Linux?</text:span><text:span text:style-name="T224"><text:tab/></text:span><text:span text:style-name="T230"><text:tab/></text:span><text:span text:style-name="T231">G</text:span><text:span text:style-name="T221">ebruik </text:span><text:span text:style-name="Strong_20_Emphasis"><text:span text:style-name="T235">Checklist </text:span></text:span><text:span text:style-name="Strong_20_Emphasis"><text:span text:style-name="T236">overzetten</text:span></text:span><text:span text:style-name="T22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5"> onder </text:span><text:span text:style-name="T233">Linux</text:span><text:span text:style-name="T226">.</text:span></text:p>
      <text:p text:style-name="P27"><text:span text:style-name="T210">Nieuwe installatie?</text:span><text:span text:style-name="T205"><text:tab/></text:span><text:span text:style-name="T207"></text:span><text:span text:style-name="T209"><text:tab/></text:span><text:span text:style-name="T208">B</text:span><text:span text:style-name="T205">egin bij hoofdstuk </text:span><text:span text:style-name="T210"><text:bookmark-ref text:reference-format="page" text:ref-name="__RefNumPara__4009_1271708128">2</text:bookmark-ref></text:span><text:span text:style-name="T210"><text:s text:c="2"/></text:span><text:span text:style-name="T211"><text:bookmark-ref text:reference-format="text" text:ref-name="__RefNumPara__4009_1271708128">Installatie uitvoeren</text:bookmark-ref></text:span><text:span text:style-name="T206">.</text:span></text:p>
      <text:p text:style-name="P34"><text:span text:style-name="Strong_20_Emphasis"><text:span text:style-name="T232"/></text:span></text:p>
      <text:p text:style-name="P34"><text:span text:style-name="Strong_20_Emphasis"><text:span text:style-name="T232"/></text:span></text:p>
      <text:list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2" draw:name="Vorm3" draw:style-name="gr2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4" draw:name="Vorm 2" draw:style-name="gr2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89">E</text:span><text:span text:style-name="T190">v</text:span><text:span text:style-name="T191">en</text:span><text:span text:style-name="T193">t</text:span><text:span text:style-name="T194">uele </text:span><text:span text:style-name="T195">extra </text:span><text:span text:style-name="Definition"><text:span text:style-name="T291">gebruiker</text:span></text:span><text:span text:style-name="T195">s aanmelden </text:span><text:span text:style-name="T196">en dezelfde stappen uitvoeren</text:span><text:span text:style-name="T192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8" draw:name="Vorm4" draw:style-name="gr2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199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0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19">De </text:span><text:span text:style-name="T249">Super</text:span><text:span text:style-name="T219">-toets is de Windows-toets, Command-toets </text:span><text:span text:style-name="T220">(Apple)</text:span><text:span text:style-name="T219">, of Vergrootglas-toets </text:span><text:span text:style-name="T220">(Chromebook)</text:span><text:span text:style-name="T219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1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3" draw:name="Vorm6" draw:style-name="gr2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6"><draw:control text:anchor-type="as-char" draw:z-index="15" draw:name="Vorm 6" draw:style-name="gr2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8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4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7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5">1</text:span></text:span><text:span text:style-name="Strong_20_Emphasis"><text:span text:style-name="T136"> <text:s/></text:span></text:span><text:span text:style-name="Strong_20_Emphasis"><text:span text:style-name="T137">In</text:span></text:span><text:span text:style-name="Strong_20_Emphasis"><text:span text:style-name="T132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6"><draw:control text:anchor-type="as-char" draw:z-index="4" draw:name="Vorm9" draw:style-name="gr2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5">Start de computer op vanaf</text:span><text:span text:style-name="T245"><text:note text:id="ftn5" text:note-class="footnote"><text:note-citation>1</text:note-citation><text:note-body><text:p text:style-name="P99"><text:span text:style-name="T183">B</text:span><text:span text:style-name="T182">ootmenu/</text:span><text:span text:style-name="T183">S</text:span><text:span text:style-name="T182">etup</text:span><text:span text:style-name="T180"> via </text:span><text:span text:style-name="T178">é</text:span><text:span text:style-name="T179">é</text:span><text:span text:style-name="T183">n van de </text:span><text:span text:style-name="Definition"><text:span text:style-name="T181">Veelgebruikte toetsen: </text:span></text:span><text:span text:style-name="Definition"><text:span text:style-name="T184"><text:s/></text:span></text:span><text:span text:style-name="User_20_Entry"><text:span text:style-name="T202">Esc</text:span></text:span><text:span text:style-name="User_20_Entry"><text:span text:style-name="T187">,</text:span></text:span><text:span text:style-name="Definition"><text:span text:style-name="T184"> </text:span></text:span><text:span text:style-name="User_20_Entry"><text:span text:style-name="T202">Delete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2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9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0</text:span></text:span><text:span text:style-name="User_20_Entry"><text:span text:style-name="T188">,</text:span></text:span><text:span text:style-name="Definition"><text:span text:style-name="T184"> </text:span></text:span><text:span text:style-name="User_20_Entry"><text:span text:style-name="T202">F11</text:span></text:span><text:span text:style-name="User_20_Entry"><text:span text:style-name="T188">,</text:span></text:span><text:span text:style-name="Definition"><text:span text:style-name="T184"> </text:span></text:span><text:span text:style-name="Definition"><text:span text:style-name="T185">o</text:span></text:span><text:span text:style-name="Definition"><text:span text:style-name="T186">f</text:span></text:span><text:span text:style-name="Definition"><text:span text:style-name="T184"> </text:span></text:span><text:span text:style-name="User_20_Entry"><text:span text:style-name="T202">F12</text:span></text:span><text:span text:style-name="User_20_Entry"><text:span text:style-name="T188">.</text:span></text:span></text:p></text:note-body></text:note></text:span><text:span text:style-name="T245"> </text:span><text:span text:style-name="T246">een </text:span><text:span text:style-name="T242"><text:user-field-get text:name="Distro">Debian</text:user-field-get></text:span><text:span text:style-name="T243"><text:s/></text:span><text:span text:style-name="T243"><text:user-field-get text:name="Version">12</text:user-field-get></text:span><text:span text:style-name="T243"><text:s/></text:span><text:span text:style-name="Strong_20_Emphasis"><text:span text:style-name="T244"><text:user-field-get text:name="Edition">Desktop</text:user-field-get></text:span></text:span><text:span text:style-name="Strong_20_Emphasis"><text:span text:style-name="T244"><text:s/></text:span></text:span><text:span text:style-name="T247">Live</text:span><text:span text:style-name="T149"><text:note text:id="ftn6" text:note-class="footnote"><text:note-citation>2</text:note-citation><text:note-body><text:p text:style-name="P31"><text:span text:style-name="T287">Vanaf een </text:span><text:span text:style-name="T299">L</text:span><text:span text:style-name="T287">ive </text:span><text:span text:style-name="T300">USB</text:span><text:span text:style-name="T289">-stick</text:span><text:span text:style-name="T301"> </text:span><text:span text:style-name="T287">kunt u opstarten en </text:span><text:span text:style-name="T290">met </text:span><text:span text:style-name="Strong_20_Emphasis"><text:span text:style-name="T248"><text:user-field-get text:name="Distro">Debian</text:user-field-get></text:span></text:span><text:span text:style-name="Strong_20_Emphasis"><text:span text:style-name="T248"><text:s/></text:span></text:span><text:span text:style-name="T287">werken zonder enige bestanden op de harde schijf te wijzigen en maakt ook installatie van </text:span><text:span text:style-name="Strong_20_Emphasis"><text:span text:style-name="T248"><text:user-field-get text:name="Distro">Debian</text:user-field-get></text:span></text:span><text:span text:style-name="Strong_20_Emphasis"><text:span text:style-name="T248"><text:s/></text:span></text:span><text:span text:style-name="T287">mogelijk.</text:span></text:p></text:note-body></text:note></text:span><text:span text:style-name="T148"> </text:span><text:span text:style-name="T152">USB</text:span><text:span text:style-name="T150">-stick</text:span><text:span text:style-name="T150"><text:note text:id="ftn7" text:note-class="footnote"><text:note-citation>3</text:note-citation><text:note-body><text:p text:style-name="P98"><text:span text:style-name="Strong_20_Emphasis"><text:span text:style-name="T167">Maak een opstartbare USB-stick</text:span></text:span><text:span text:style-name="Strong_20_Emphasis"><text:span text:style-name="T164">:<text:line-break/></text:span></text:span><text:span text:style-name="T15">D</text:span><text:span text:style-name="Strong_20_Emphasis"><text:span text:style-name="T155">ow</text:span></text:span><text:span text:style-name="Strong_20_Emphasis"><text:span text:style-name="T156">nload </text:span></text:span><text:span text:style-name="Strong_20_Emphasis"><text:span text:style-name="T153">e</text:span></text:span><text:span text:style-name="Strong_20_Emphasis"><text:span text:style-name="T157">e</text:span></text:span><text:span text:style-name="Strong_20_Emphasis"><text:span text:style-name="T158">n</text:span></text:span><text:span text:style-name="Strong_20_Emphasis"><text:span text:style-name="T177"> </text:span></text:span><text:span text:style-name="Strong_20_Emphasis"><text:span text:style-name="T198">CD</text:span></text:span><text:span text:style-name="Strong_20_Emphasis"><text:span text:style-name="T197">-beeldbestand</text:span></text:span><text:span text:style-name="Strong_20_Emphasis"><text:span text:style-name="T156"> </text:span></text:span><text:span text:style-name="Strong_20_Emphasis"><text:span text:style-name="T162">(.iso) </text:span></text:span><text:span text:style-name="Strong_20_Emphasis"><text:span text:style-name="T159">v</text:span></text:span><text:span text:style-name="Strong_20_Emphasis"><text:span text:style-name="T160">anaf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292">debian.org</text:span></text:span></text:a><text:span text:style-name="Strong_20_Emphasis"><text:span text:style-name="T161">, </text:span></text:span><text:span text:style-name="Strong_20_Emphasis"><text:span text:style-name="T163">klik </text:span></text:span><text:span text:style-name="Strong_20_Emphasis"><text:span text:style-name="T166">op </text:span></text:span><text:span text:style-name="Strong_20_Emphasis"><text:span text:style-name="T169">Other downloads</text:span></text:span><text:span text:style-name="Strong_20_Emphasis"><text:span text:style-name="T166"> (onder Downloads) en vervolgens op </text:span></text:span><text:span text:style-name="Strong_20_Emphasis"><text:span text:style-name="T169">Live Gnome</text:span></text:span><text:span text:style-name="Strong_20_Emphasis"><text:span text:style-name="T166"> (onder Try </text:span></text:span><text:span text:style-name="Strong_20_Emphasis"><text:span text:style-name="T166"><text:user-field-get text:name="Distro">Debian</text:user-field-get></text:span></text:span><text:span text:style-name="Strong_20_Emphasis"><text:span text:style-name="T166"><text:s/>Live before installing).</text:span></text:span></text:p><text:p text:style-name="P97"><text:span text:style-name="Strong_20_Emphasis"><text:span text:style-name="T165"><text:tab/>De volgende stappen staan beschreven in </text:span></text:span><text:span text:style-name="Strong_20_Emphasis"><text:span text:style-name="T168">Linux informatie</text:span></text:span><text:span text:style-name="Strong_20_Emphasis"><text:span text:style-name="T165">, te vinden op </text:span></text:span><text:a xlink:type="simple" xlink:href="https://karelzimmer.nl/" text:style-name="Internet_20_link" text:visited-style-name="Visited_20_Internet_20_Link"><text:span text:style-name="Strong_20_Emphasis"><text:span text:style-name="T293">karelzimmer.nl</text:span></text:span></text:a><text:span text:style-name="Strong_20_Emphasis"><text:span text:style-name="T165">, onder </text:span></text:span><text:span text:style-name="Strong_20_Emphasis"><text:span text:style-name="T168">Linux</text:span></text:span><text:span text:style-name="Strong_20_Emphasis"><text:span text:style-name="T165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2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20" draw:name="Vorm13_ 2" draw:style-name="gr2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6"><draw:control text:anchor-type="as-char" draw:z-index="10" draw:name="Vorm13_1" draw:style-name="gr2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0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1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04">Typ '</text:span><text:span text:style-name="T297">live</text:span><text:span text:style-name="T304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6"><draw:control text:anchor-type="as-char" draw:z-index="13" draw:name="Vorm13_ 1" draw:style-name="gr2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28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28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21" draw:name="Vorm13_ 3" draw:style-name="gr2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8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02">B</text:span>ij <text:span text:style-name="T288">Regio</text:span> <text:span text:style-name="T302">kies</text:span> <text:span text:style-name="T288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6"><draw:control text:anchor-type="as-char" draw:z-index="22" draw:name="Vorm13_ 4" draw:style-name="gr2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8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03">K</text:span>ies <text:span text:style-name="T288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6"><draw:control text:anchor-type="as-char" draw:z-index="5" draw:name="Vorm13" draw:style-name="gr2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09">Bij </text:span></text:span><text:span text:style-name="Strong_20_Emphasis"><text:span text:style-name="T125">Gebruikers</text:span></text:span><text:span text:style-name="Strong_20_Emphasis"><text:span text:style-name="T109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1">V</text:span></text:span><text:span text:style-name="Strong_20_Emphasis"><text:span text:style-name="T109">ul in </text:span></text:span><text:span text:style-name="Strong_20_Emphasis"><text:span text:style-name="T129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7">,</text:span></text:span><text:span text:style-name="Strong_20_Emphasis"><text:span text:style-name="T98"><text:line-break/></text:span></text:span><text:span text:style-name="Strong_20_Emphasis"><text:span text:style-name="T129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1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4"/></text:span></text:p>
      <text:list text:continue-numbering="true" text:style-name="L1">
        <text:list-item>
          <text:p text:style-name="P106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6"><draw:control text:anchor-type="as-char" draw:z-index="6" draw:name="Vorm22" draw:style-name="gr2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8"><draw:control text:anchor-type="as-char" draw:z-index="18" draw:name="Vorm 1" draw:style-name="gr2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8">Volg de aanwijzingen op de </text:span></text:span><text:span text:style-name="Strong_20_Emphasis"><text:span text:style-name="T29">welkomst</text:span></text:span><text:span text:style-name="Strong_20_Emphasis"><text:span text:style-name="T29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6"><draw:control text:anchor-type="as-char" draw:z-index="9" draw:name="Vorm4_1" draw:style-name="gr2" draw:text-style-name="P11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1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101"><text:span text:style-name="Strong_20_Emphasis"><text:span text:style-name="T61">T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3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7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1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6"><draw:control text:anchor-type="as-char" draw:z-index="7" draw:name="Vorm33" draw:style-name="gr2" draw:text-style-name="P11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03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15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3 <text:s/>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1" draw:name="Vorm36_0" draw:style-name="gr2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6" draw:name="Vorm36_ 1" draw:style-name="gr2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4">E</text:span></text:span><text:span text:style-name="User_20_Entry"><text:span text:style-name="T170">v</text:span></text:span><text:span text:style-name="User_20_Entry"><text:span text:style-name="T171">en</text:span></text:span><text:span text:style-name="User_20_Entry"><text:span text:style-name="T173">t</text:span></text:span><text:span text:style-name="User_20_Entry"><text:span text:style-name="T174">uele </text:span></text:span><text:span text:style-name="User_20_Entry"><text:span text:style-name="T175">extra </text:span></text:span><text:span text:style-name="Definition"><text:span text:style-name="T291">gebruiker</text:span></text:span><text:span text:style-name="User_20_Entry"><text:span text:style-name="T175">s aanmelden </text:span></text:span><text:span text:style-name="User_20_Entry"><text:span text:style-name="T176">en dezelfde stappen uitvoeren</text:span></text:span><text:span text:style-name="User_20_Entry"><text:span text:style-name="T172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6"/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9" draw:name="Vorm36_ 4" draw:style-name="gr2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2" draw:name="Vorm36_2" draw:style-name="gr2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6"><draw:control text:anchor-type="as-char" draw:z-index="17" draw:name="Vorm36_ 2" draw:style-name="gr2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19">De </text:span><text:span text:style-name="T249">Super</text:span><text:span text:style-name="T219">-toets is de Windows-toets, Command-toets </text:span><text:span text:style-name="T220">(Apple)</text:span><text:span text:style-name="T219">, of Vergrootglas-toets </text:span><text:span text:style-name="T220">(Chromebook)</text:span><text:span text:style-name="T219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38">4 <text:s/></text:span></text:span><text:span text:style-name="Strong_20_Emphasis"><text:span text:style-name="T123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40"> installatie van </text:span><text:span text:style-name="T240"><text:user-field-get text:name="Distro">Debian</text:user-field-get></text:span><text:span text:style-name="T243"><text:s/></text:span><text:span text:style-name="T243"><text:user-field-get text:name="Version">12</text:user-field-get></text:span><text:span text:style-name="Strong_20_Emphasis"><text:span text:style-name="T241"><text:s/></text:span></text:span><text:span text:style-name="Strong_20_Emphasis"><text:span text:style-name="T244"><text:user-field-get text:name="Edition">Desktop</text:user-field-get></text:span></text:span><text:span text:style-name="Strong_20_Emphasis"><text:span text:style-name="T244"><text:s/></text:span></text:span><text:span text:style-name="T240">is voltooid.</text:span></text:p>
      <text:p text:style-name="P42"/>
      <text:list text:style-name="L2">
        <text:list-header>
          <text:p text:style-name="P107"><text:span text:style-name="Emphasis"><text:span text:style-name="T30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8">Karel Zimmer</text:span></text:span></text:a><text:span text:style-name="Emphasis"><text:span text:style-name="T309">.</text:span></text:span></text:p>
          <text:p text:style-name="P108"><text:span text:style-name="Emphasis"><text:span text:style-name="T309">C</text:span></text:span><text:span text:style-name="Emphasis"><text:span text:style-name="T310">C0</text:span></text:span><text:span text:style-name="Emphasis"><text:span text:style-name="T309"> 1.0 </text:span></text:span><text:span text:style-name="Emphasis"><text:span text:style-name="T311">Universeel</text:span></text:span><text:span text:style-name="Emphasis"><text:span text:style-name="T309"> </text:span></text:span><text:span text:style-name="Emphasis"><text:span text:style-name="T30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6"><text:s/></text:span></text:span><text:span text:style-name="Emphasis"><text:span text:style-name="T30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3T15:15:29.096104670">0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5:28.968744730</dc:date>
    <meta:keyword>Installatie</meta:keyword>
    <meta:keyword>Checklist</meta:keyword>
    <meta:keyword>Linux</meta:keyword>
    <meta:editing-cycles>6945</meta:editing-cycles>
    <meta:editing-duration>P12DT11H13M22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02" meta:word-count="599" meta:character-count="4096" meta:non-whitespace-character-count="3535"/>
    <meta:user-defined meta:name="Info 1"/>
    <meta:user-defined meta:name="Info 2"/>
    <meta:user-defined meta:name="Info 3"/>
    <meta:user-defined meta:name="Info 4"/>
  </office:meta>
</office:document-meta>
</file>